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table:style-name="Default" office:value-type="string" calcext:value-type="string">
            <text:p>MEM</text:p>
          </table:table-cell>
          <table:table-cell table:style-name="Default" office:value-type="string" calcext:value-type="string">
            <text:p>CDBx2</text:p>
          </table:table-cell>
          <table:table-cell table:style-name="Default"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4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x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4,v5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4,f2,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4,v6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4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4,f4,f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d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4,v7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m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i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j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4,f1,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x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4,v5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4,f2,f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x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4,v6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m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4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m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4,f4,f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d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4,v7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m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i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j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09:11:00.114432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6:39:29.237673807</meta:creation-date>
    <meta:generator>LibreOffice/6.0.7.3$Linux_X86_64 LibreOffice_project/00m0$Build-3</meta:generator>
    <dc:date>2019-02-27T09:20:54.006306659</dc:date>
    <meta:editing-duration>PT31M8S</meta:editing-duration>
    <meta:editing-cycles>7</meta:editing-cycles>
    <meta:document-statistic meta:table-count="1" meta:cell-count="161" meta:object-count="0"/>
  </office:meta>
</office:document-meta>
</file>